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margin-top="0in" fo:margin-bottom="0in" loext:contextual-spacing="false" fo:line-height="150%">
        <style:tab-stops>
          <style:tab-stop style:position="6.1in" style:type="right" style:leader-style="dotted" style:leader-text="."/>
        </style:tab-stops>
      </style:paragraph-properties>
      <style:text-properties style:font-name="Arial" officeooo:rsid="000f3a15" officeooo:paragraph-rsid="000f3a15"/>
    </style:style>
    <style:style style:name="P4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>
        <style:tab-stops>
          <style:tab-stop style:position="6.1in" style:type="right" style:leader-style="dotted" style:leader-text="."/>
        </style:tab-stops>
      </style:paragraph-properties>
      <style:text-properties style:font-name="Arial" fo:font-size="12pt" fo:language="es" fo:country="MX" officeooo:rsid="01d28223" officeooo:paragraph-rsid="000f3a15" style:font-size-asian="12pt" style:font-size-complex="12pt"/>
    </style:style>
    <style:style style:name="P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>
          <style:tab-stop style:position="0.3984in"/>
          <style:tab-stop style:position="6.1in" style:type="right" style:leader-style="dotted" style:leader-text="."/>
        </style:tab-stops>
      </style:paragraph-properties>
      <style:text-properties style:font-name="Arial" fo:font-size="12pt" fo:language="es" fo:country="MX" officeooo:rsid="01d28223" officeooo:paragraph-rsid="000f3a15" style:font-size-asian="12pt" style:font-size-complex="12pt"/>
    </style:style>
    <style:style style:name="P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>
          <style:tab-stop style:position="0.3984in"/>
          <style:tab-stop style:position="6.1in" style:type="right" style:leader-style="dotted" style:leader-text="."/>
        </style:tab-stops>
      </style:paragraph-properties>
      <style:text-properties style:font-name="Arial" fo:font-size="12pt" fo:language="es" fo:country="MX" officeooo:rsid="000f3a15" officeooo:paragraph-rsid="000f3a15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>
          <style:tab-stop style:position="0.3984in"/>
          <style:tab-stop style:position="0.7929in"/>
          <style:tab-stop style:position="6.1in" style:type="right" style:leader-style="dotted" style:leader-text="."/>
        </style:tab-stops>
      </style:paragraph-properties>
      <style:text-properties style:font-name="Arial" fo:font-size="12pt" fo:language="es" fo:country="MX" officeooo:rsid="000f3a15" officeooo:paragraph-rsid="000f3a15" style:font-size-asian="12pt" style:font-size-complex="12pt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>
          <style:tab-stop style:position="0.3984in"/>
          <style:tab-stop style:position="0.7929in"/>
          <style:tab-stop style:position="1.1827in"/>
          <style:tab-stop style:position="6.1in" style:type="right" style:leader-style="dotted" style:leader-text="."/>
        </style:tab-stops>
      </style:paragraph-properties>
      <style:text-properties style:font-name="Arial" fo:font-size="12pt" fo:language="es" fo:country="MX" officeooo:rsid="000f3a15" officeooo:paragraph-rsid="000f3a15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>
          <style:tab-stop style:position="0.3984in"/>
          <style:tab-stop style:position="0.7929in"/>
          <style:tab-stop style:position="1.1827in"/>
          <style:tab-stop style:position="6.1in" style:type="right" style:leader-style="dotted" style:leader-text="."/>
        </style:tab-stops>
      </style:paragraph-properties>
      <style:text-properties style:font-name="Arial" fo:font-size="12pt" fo:language="es" fo:country="MX" officeooo:rsid="00114543" officeooo:paragraph-rsid="00114543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>
          <style:tab-stop style:position="0.3984in"/>
          <style:tab-stop style:position="0.7929in"/>
          <style:tab-stop style:position="1.1827in"/>
          <style:tab-stop style:position="6.1in" style:type="right" style:leader-style="dotted" style:leader-text="."/>
        </style:tab-stops>
      </style:paragraph-properties>
      <style:text-properties style:font-name="Arial" fo:font-size="12pt" fo:language="es" fo:country="MX" officeooo:rsid="001235b8" officeooo:paragraph-rsid="001235b8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>
          <style:tab-stop style:position="6.1in" style:type="right" style:leader-style="dotted" style:leader-text="."/>
        </style:tab-stops>
      </style:paragraph-properties>
      <style:text-properties style:font-name="Arial" fo:font-size="12pt" fo:language="es" fo:country="MX" officeooo:rsid="001235b8" officeooo:paragraph-rsid="001235b8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>
          <style:tab-stop style:position="0.4035in"/>
          <style:tab-stop style:position="6.1in" style:type="right" style:leader-style="dotted" style:leader-text="."/>
        </style:tab-stops>
      </style:paragraph-properties>
      <style:text-properties style:font-name="Arial" fo:font-size="12pt" fo:language="es" fo:country="MX" officeooo:rsid="001235b8" officeooo:paragraph-rsid="001235b8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end" style:justify-single-word="false" fo:text-indent="0in" style:auto-text-indent="false" fo:background-color="transparent">
        <style:tab-stops/>
      </style:paragraph-properties>
      <style:text-properties style:font-name="Arial" fo:font-size="12pt" fo:language="es" fo:country="MX" officeooo:rsid="00141dc0" officeooo:paragraph-rsid="00141dc0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end" style:justify-single-word="false" fo:text-indent="0in" style:auto-text-indent="false" fo:background-color="transparent">
        <style:tab-stops/>
      </style:paragraph-properties>
      <style:text-properties style:font-name="Arial" fo:font-size="12pt" fo:language="es" fo:country="MX" officeooo:rsid="00141dc0" officeooo:paragraph-rsid="00141dc0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/>
      </style:paragraph-properties>
      <style:text-properties style:font-name="Arial" fo:font-size="12pt" fo:language="es" fo:country="MX" officeooo:rsid="00141dc0" officeooo:paragraph-rsid="00141dc0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/>
      </style:paragraph-properties>
      <style:text-properties style:font-name="Arial" fo:font-size="12pt" fo:language="es" fo:country="MX" officeooo:rsid="00141dc0" officeooo:paragraph-rsid="00141dc0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end" style:justify-single-word="false" fo:text-indent="0in" style:auto-text-indent="false" fo:background-color="transparent">
        <style:tab-stops/>
      </style:paragraph-properties>
      <style:text-properties style:font-name="Arial" fo:font-size="12pt" fo:language="es" fo:country="MX" fo:font-weight="bold" officeooo:rsid="00141dc0" officeooo:paragraph-rsid="001482c1" style:font-size-asian="12pt" style:font-weight-asian="bold" style:font-size-complex="12pt" style:font-weight-complex="bold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ackground-color="transparent">
        <style:tab-stops/>
      </style:paragraph-properties>
      <style:text-properties style:font-name="Arial" fo:font-size="12pt" fo:language="es" fo:country="MX" fo:font-weight="bold" officeooo:rsid="00141dc0" officeooo:paragraph-rsid="00141dc0" style:font-size-asian="12pt" style:font-weight-asian="bold" style:font-size-complex="12pt" style:font-weight-complex="bold"/>
    </style:style>
    <style:style style:name="P19" style:family="paragraph" style:parent-style-name="Preformatted_20_Text" style:master-page-name="">
      <loext:graphic-properties draw:fill="none"/>
      <style:paragraph-properties fo:margin-left="0.7874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Arial" fo:font-size="12pt" fo:language="es" fo:country="MX" fo:font-style="italic" officeooo:rsid="00141dc0" officeooo:paragraph-rsid="001482c1" style:font-size-asian="12pt" style:font-style-asian="italic" style:font-size-complex="12pt" style:font-style-complex="italic"/>
    </style:style>
    <style:style style:name="P20" style:family="paragraph" style:parent-style-name="Preformatted_20_Text" style:master-page-name="">
      <loext:graphic-properties draw:fill="none"/>
      <style:paragraph-properties fo:margin-left="0.7874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Arial" fo:font-size="12pt" fo:language="es" fo:country="MX" fo:font-style="italic" officeooo:rsid="00141dc0" officeooo:paragraph-rsid="001482c1" style:font-name-asian="Nimbus Mono L" style:font-size-asian="10.5pt" style:font-style-asian="italic" style:font-name-complex="Liberation Mono" style:font-size-complex="12pt" style:font-style-complex="italic"/>
    </style:style>
    <style:style style:name="P21" style:family="paragraph" style:parent-style-name="Preformatted_20_Text" style:master-page-name="">
      <loext:graphic-properties draw:fill="none"/>
      <style:paragraph-properties fo:margin-left="0.7874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Arial" fo:font-size="12pt" fo:language="es" fo:country="MX" fo:font-style="italic" officeooo:rsid="00141dc0" officeooo:paragraph-rsid="001482c1" style:font-size-asian="12pt" style:font-style-asian="italic" style:font-size-complex="12pt" style:font-style-complex="italic"/>
    </style:style>
    <style:style style:name="P22" style:family="paragraph" style:parent-style-name="Preformatted_20_Text" style:master-page-name="">
      <loext:graphic-properties draw:fill="none"/>
      <style:paragraph-properties fo:margin-left="0.7874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Arial" fo:font-size="12pt" fo:language="es" fo:country="MX" fo:font-style="italic" officeooo:rsid="00141dc0" officeooo:paragraph-rsid="001482c1" style:font-size-asian="12pt" style:font-style-asian="italic" style:font-size-complex="12pt" style:font-style-complex="italic"/>
    </style:style>
    <style:style style:name="T1" style:family="text">
      <style:text-properties officeooo:rsid="000f3a15"/>
    </style:style>
    <style:style style:name="T2" style:family="text">
      <style:text-properties officeooo:rsid="001028d8"/>
    </style:style>
    <style:style style:name="T3" style:family="text">
      <style:text-properties style:font-size-asian="10.5pt"/>
    </style:style>
    <style:style style:name="T4" style:family="text">
      <style:text-properties officeooo:rsid="019c5bc2" style:font-size-asian="10.5pt"/>
    </style:style>
    <style:style style:name="T5" style:family="text">
      <style:text-properties style:font-name-asian="Nimbus Mono L" style:font-size-asian="10.5pt" style:font-name-complex="Liberation Mono"/>
    </style:style>
    <style:style style:name="T6" style:family="text">
      <style:text-properties officeooo:rsid="019e159c" style:font-name-asian="Nimbus Mono L" style:font-size-asian="10.5pt" style:font-name-complex="Liberation Mono"/>
    </style:style>
    <style:style style:name="T7" style:family="text">
      <style:text-properties officeooo:rsid="004be9da" style:font-name-asian="Nimbus Mono L" style:font-size-asian="10.5pt" style:font-name-complex="Liberation Mono"/>
    </style:style>
    <style:style style:name="T8" style:family="text">
      <style:text-properties officeooo:rsid="0105cdc3" style:font-name-asian="Nimbus Mono L" style:font-size-asian="10.5pt" style:font-name-complex="Liberation Mono"/>
    </style:style>
    <style:style style:name="T9" style:family="text">
      <style:text-properties officeooo:rsid="0186bf87" style:font-name-asian="Nimbus Mono L" style:font-size-asian="10.5pt" style:font-name-complex="Liberation Mono"/>
    </style:style>
    <style:style style:name="T10" style:family="text">
      <style:text-properties officeooo:rsid="013766a8" style:font-name-asian="Nimbus Mono L" style:font-size-asian="10.5pt" style:font-name-complex="Liberation Mono"/>
    </style:style>
    <style:style style:name="T11" style:family="text">
      <style:text-properties style:font-name-asian="Nimbus Mono L" style:font-name-complex="Liberation Mono"/>
    </style:style>
    <style:style style:name="T12" style:family="text">
      <style:text-properties fo:font-style="italic" style:font-name-asian="Nimbus Mono L" style:font-size-asian="10.5pt" style:font-style-asian="italic" style:font-name-complex="Liberation Mono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Í<text:span text:style-name="T1">NDICE</text:span></text:p>
      <text:p text:style-name="P1"/>
      <text:p text:style-name="P3">INTRODUCCIÓN<text:tab/>1</text:p>
      <text:p text:style-name="P4">CAPÍTULO 1. PROBLEMATIZACIÓN<text:tab/><text:span text:style-name="T1">3</text:span></text:p>
      <text:p text:style-name="P5"><text:tab/><text:span text:style-name="T1">1.1. Planteamiento del problema<text:tab/>3</text:span></text:p>
      <text:p text:style-name="P5"><text:tab/><text:span text:style-name="T1">1.2. Justificación<text:tab/>5</text:span></text:p>
      <text:p text:style-name="P5"><text:tab/><text:span text:style-name="T1">1.3. Objetivos<text:tab/>6</text:span></text:p>
      <text:p text:style-name="P5"><text:tab/><text:span text:style-name="T1">1.4. Metodología<text:tab/>7</text:span></text:p>
      <text:p text:style-name="P6">CAPÍTULO 2. MARCO TEÓRICO<text:tab/>9</text:p>
      <text:p text:style-name="P6"><text:tab/>2.1. Normas nacionales y estatales de catastros<text:tab/>9</text:p>
      <text:p text:style-name="P7"><text:tab/><text:tab/>2.1.1. Ley de Catastro para el Estado de Oaxaca<text:tab/>9</text:p>
      <text:p text:style-name="P7"><text:tab/><text:tab/>2.1.2. Ley de Protección de Datos Personales del Estado de Oaxaca<text:tab/>9</text:p>
      <text:p text:style-name="P7"><text:tab/><text:tab/>2.1.3. Ley de Transparencia y Acceso a la Información Pública para el Estado de Oaxaca<text:tab/>10</text:p>
      <text:p text:style-name="P7"><text:tab/><text:tab/>2.1.4. Modelo Óptimo de Catastro<text:tab/>10</text:p>
      <text:p text:style-name="P7"><text:tab/>2.2. Digitalización<text:tab/>10</text:p>
      <text:p text:style-name="P7"><text:tab/><text:tab/>2.2.1. Atributos de una imagen digital<text:tab/>11</text:p>
      <text:p text:style-name="P7"><text:tab/><text:tab/>2.2.2. Formatos para digitalización de documentos<text:tab/>15</text:p>
      <text:p text:style-name="P7"><text:tab/><text:tab/>2.2.3. Escáner (Scanner)<text:tab/>16</text:p>
      <text:p text:style-name="P8"><text:tab/><text:tab/><text:tab/>2.2.3.1. Estándares de adquisición de imágenes<text:tab/>17</text:p>
      <text:p text:style-name="P8"><text:tab/><text:span text:style-name="T2">2.3. Marco legal estatal existente sobre documentos digitalizados<text:tab/>17</text:span></text:p>
      <text:p text:style-name="P8"><text:tab/><text:span text:style-name="T2">2.4. Software<text:tab/>17</text:span></text:p>
      <text:p text:style-name="P8"><text:tab/><text:tab/><text:span text:style-name="T2">2.4.1. Clasificación del Software<text:tab/>18</text:span></text:p>
      <text:p text:style-name="P8"><text:tab/><text:tab/><text:span text:style-name="T2">2.4.2. Arquitecturas de Software<text:tab/>19</text:span></text:p>
      <text:p text:style-name="P8"><text:tab/><text:tab/><text:span text:style-name="T2">2.4.3. Sistema de digitalización<text:tab/>20</text:span></text:p>
      <text:p text:style-name="P8"><text:tab/><text:tab/><text:span text:style-name="T2">2.4.4. Base de Datos y Sistemas Gestores de Bases de Datos<text:tab/>20</text:span></text:p>
      <text:p text:style-name="P8"><text:tab/><text:tab/><text:span text:style-name="T2">2.4.5. Lenguaje de programación<text:tab/>21</text:span></text:p>
      <text:p text:style-name="P8"><text:tab/><text:tab/><text:span text:style-name="T2">2.4.6. Ambiente de desarrollo (plataforma)<text:tab/>21</text:span></text:p>
      <text:p text:style-name="P9">CAPÍTULO 3. METODOLOGÍA DE DESARROLLO DEL SISTEMA<text:tab/>22</text:p>
      <text:p text:style-name="P9"><text:tab/>3.1. Descripción de la metodología de desarrollo Suntone<text:tab/>22</text:p>
      <text:p text:style-name="P9"><text:tab/>3.2. Artefactos utilizados<text:tab/>23</text:p>
      <text:p text:style-name="P9"><text:tab/>3.3. Especificación de requerimientos<text:tab/>23</text:p>
      <text:p text:style-name="P9"><text:soft-page-break/><text:tab/>3.4. Casos de Uso<text:tab/>35</text:p>
      <text:p text:style-name="P9"><text:tab/><text:tab/>3.4.1. Especificación de casos de uso<text:tab/>36</text:p>
      <text:p text:style-name="P9"><text:tab/>3.5. Diagramas de Actividad<text:tab/>41</text:p>
      <text:p text:style-name="P9"><text:tab/>3.6. Diagrama de Clases<text:tab/>44</text:p>
      <text:p text:style-name="P9"><text:tab/>3.7. Diagramas de Secuencia<text:tab/>45</text:p>
      <text:p text:style-name="P10">CAPÍTULO 4. DESARROLLO<text:tab/>50</text:p>
      <text:p text:style-name="P10"><text:tab/>4.1. Interfaces del Sistema<text:tab/>50</text:p>
      <text:p text:style-name="P10"><text:tab/><text:tab/>4.1.1. Definir dispositivo de escaneo<text:tab/>50</text:p>
      <text:p text:style-name="P10"><text:tab/><text:tab/>4.1.2. Escanear expediente<text:tab/>52</text:p>
      <text:p text:style-name="P10"><text:tab/>4.2. Código Fuente<text:tab/>57</text:p>
      <text:p text:style-name="P10"><text:tab/><text:tab/>4.2.1. Estructura del código<text:tab/>57</text:p>
      <text:p text:style-name="P10"><text:tab/><text:tab/>4.2.2. Definir dispositivos de escaneo<text:tab/>59</text:p>
      <text:p text:style-name="P10"><text:tab/><text:tab/>4.2.3. Escanear Expediente<text:tab/>59</text:p>
      <text:p text:style-name="P10">CONCLUSIONES<text:tab/>61</text:p>
      <text:p text:style-name="P10">REFERENCIAS BIBLIOGRÁFICAS<text:tab/>62</text:p>
      <text:p text:style-name="P11">ANEXOS<text:tab/>63</text:p>
      <text:p text:style-name="P12"><text:tab/>Artículos de la Ley de Catastro para el Estado de Oaxaca que se consideraron en el desarrollo del SIGED<text:tab/>63</text:p>
      <text:p text:style-name="P12"><text:tab/><text:span text:style-name="T4">Artículos de la Ley de Protección de Datos Personales del Estado de Oaxaca considerados en el desarrollo del SIGED<text:tab/></text:span><text:span text:style-name="T3">69</text:span></text:p>
      <text:p text:style-name="P12"><text:span text:style-name="T3"><text:tab/></text:span><text:span text:style-name="T6">Artículos de la </text:span><text:span text:style-name="T7">Ley de Transparencia y Acceso a la Información Pública para el Estado de Oaxaca </text:span><text:span text:style-name="T6">considerados en el desarrollo del SIGED<text:tab/></text:span><text:span text:style-name="T5">72</text:span></text:p>
      <text:p text:style-name="P12"><text:span text:style-name="T5"><text:tab/></text:span><text:span text:style-name="T9">Código de la funcionalidad</text:span><text:span text:style-name="T8"> “Definir dispositivos de escaneo”<text:tab/></text:span><text:span text:style-name="T5">74</text:span></text:p>
      <text:p text:style-name="P12"><text:span text:style-name="T5"><text:tab/></text:span><text:span text:style-name="T9">Código de la funcionalidad</text:span><text:span text:style-name="T10"> “Escanear Expediente”<text:tab/></text:span><text:span text:style-name="T5">80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5"><text:soft-page-break/><text:span text:style-name="T5"/></text:p>
      <text:p text:style-name="P18"><text:span text:style-name="T11">DEDICATORIA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9"><text:span text:style-name="T5">A mi familia de nacimiento: </text:span></text:p>
      <text:p text:style-name="P17"><text:span text:style-name="T5">Lucas, Mary y Mocte</text:span></text:p>
      <text:p text:style-name="P16"><text:span text:style-name="T5"/></text:p>
      <text:p text:style-name="P16"><text:span text:style-name="T5"/></text:p>
      <text:p text:style-name="P20">A mi familia creada: </text:p>
      <text:p text:style-name="P17"><text:span text:style-name="T5">Grecia, Derek Sebastián, Luz Aimee y Marisa</text:span></text:p>
      <text:p text:style-name="P16"><text:span text:style-name="T5"/></text:p>
      <text:p text:style-name="P16"><text:span text:style-name="T5"/></text:p>
      <text:p text:style-name="P19"><text:span text:style-name="T5">A mi familia heredada cercana: </text:span></text:p>
      <text:p text:style-name="P17"><text:span text:style-name="T5">Pita, Dora, Laura, Karina</text:span></text:p>
      <text:p text:style-name="P16"><text:span text:style-name="T5"/></text:p>
      <text:p text:style-name="P16"><text:span text:style-name="T5"/></text:p>
      <text:p text:style-name="P19"><text:span text:style-name="T5">A mi familia elegida: </text:span></text:p>
      <text:p text:style-name="P17"><text:span text:style-name="T5">Fidel, José, Otilio y Terechú, Mar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799in" fo:margin-bottom="0.9799in" fo:margin-left="1.3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05:18.424857068</meta:creation-date>
    <dc:date>2017-05-04T16:21:53.843973871</dc:date>
    <meta:editing-duration>PT23M1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374" meta:character-count="2373" meta:non-whitespace-character-count="1992"/>
  </office:meta>
</office:document-meta>
</file>